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fo:font-size="12pt" fo:language="en" fo:country="US"/>
    </style:style>
    <style:style style:family="paragraph" style:name="P5" style:display-name="P5" style:list-style-name="L1">
      <style:paragraph-properties fo:text-align="justify" fo:text-indent="-0.000000cm" fo:margin-left="2.540000cm" style:writing-mode="lr"/>
      <style:text-properties style:font-name="Times New Roman" fo:font-size="12pt" fo:language="en" fo:country="US"/>
    </style:style>
    <style:style style:family="paragraph" style:name="P6" style:display-name="P6" style:list-style-name="L1">
      <style:paragraph-properties fo:text-align="justify" fo:text-indent="0.000000cm" fo:margin-left="3.175000cm" style:writing-mode="lr"/>
      <style:text-properties style:font-name="Times New Roman" fo:font-size="12pt" fo:language="en" fo:country="US"/>
    </style:style>
    <style:style style:family="paragraph" style:name="P7" style:display-name="P7" style:parent-style-name="Normal">
      <style:paragraph-properties fo:text-align="justify"/>
      <style:text-properties fo:language="en" fo:country="US"/>
    </style:style>
    <style:style style:family="paragraph" style:name="P1" style:display-name="P1" style:parent-style-name="Normal">
      <style:paragraph-properties fo:text-align="center"/>
      <style:text-properties fo:language="en" fo:country="US"/>
    </style:style>
    <style:style style:family="paragraph" style:name="P2" style:display-name="P2" style:list-style-name="L1">
      <style:paragraph-properties fo:text-align="justify" fo:text-indent="0.000000cm" fo:margin-left="0.635000cm" style:writing-mode="lr"/>
      <style:text-properties style:font-name="Times New Roman" fo:font-size="12pt" fo:language="en" fo:country="US"/>
    </style:style>
    <style:style style:family="paragraph" style:name="P3" style:display-name="P3" style:list-style-name="L1">
      <style:paragraph-properties fo:text-align="justify" fo:text-indent="0.000000cm" fo:margin-left="1.270000cm" style:writing-mode="lr"/>
      <style:text-properties style:font-name="Times New Roman" fo:font-size="12pt" fo:language="en" fo:country="US"/>
    </style:style>
    <style:style style:family="paragraph" style:name="P4" style:display-name="P4" style:list-style-name="L1">
      <style:paragraph-properties fo:text-align="justify" fo:text-indent="0.000000cm" fo:margin-left="1.905000cm" style:writing-mode="lr"/>
      <style:text-properties style:font-name="Times New Roman" fo:font-size="12pt" fo:language="en" fo:country="US"/>
    </style:style>
    <style:style style:family="section" style:name="Sect1" style:display-name="Sect1"/>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1">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level-style-number text:level="3" style:num-format="1" text:display-levels="3">
        <style:list-level-properties fo:text-indent="0.000000cm" text:space-before="0cm" text:min-label-width="0.635000cm" fo:margin-left="1.905000cm"/>
      </text:list-level-style-number>
      <text:list-level-style-number text:level="4" style:num-format="1" text:display-levels="4">
        <style:list-level-properties fo:text-indent="-0.000000cm" text:space-before="0cm" text:min-label-width="0.635000cm" fo:margin-left="2.540000cm"/>
      </text:list-level-style-number>
      <text:list-level-style-number text:level="5" style:num-format="1" text:display-levels="5">
        <style:list-level-properties fo:text-indent="0.000000cm" text:space-before="0cm" text:min-label-width="0.635000cm" fo:margin-left="3.175000cm"/>
      </text:list-level-style-number>
    </text:list-style>
  </office:automatic-styles>
  <office:body>
    <office:text>
      <text:section text:style-name="Sect1" text:name="Section1">
        <text:p text:style-name="P1">Movie plan.</text:p>
        <text:list text:style-name="L1">
          <text:list-item>
            <text:p text:style-name="P2">Standalone board introduction.</text:p>
            <text:list>
              <text:list-item>
                <text:p text:style-name="P3">Overall view.</text:p>
              </text:list-item>
              <text:list-item>
                <text:p text:style-name="P3">Explain feature with scripting.</text:p>
              </text:list-item>
              <text:list-item>
                <text:p text:style-name="P3">Explain it can work standalone, with computer connected and with RPi connected. Emphasize that it is step to the future detailed explanation. Probably show a stack with RPi and emphasize that it can not only execute it's commands but provide RPi with regulated power. Explain about RPi form factor and cutouts necessary on the board and RPi sockets for which those cutouts are made.</text:p>
              </text:list-item>
              <text:list-item>
                <text:p text:style-name="P3">List board interfaces.</text:p>
                <text:list>
                  <text:list-item>
                    <text:p text:style-name="P4">USB<text:line-break/><text:span text:style-name="T1">1.4.2. Serial.<text:line-break/>1.4.3. I2C bus </text:span>master interface.</text:p>
                  </text:list-item>
                  <text:list-item>
                    <text:p text:style-name="P4">I2C slave device. And these two are different and totally independent.</text:p>
                  </text:list-item>
                </text:list>
              </text:list-item>
              <text:list-item>
                <text:p text:style-name="P3">List board peripherials.</text:p>
                <text:list>
                  <text:list-item>
                    <text:p text:style-name="P4">High speed microcontroller capable to run up to 72MHz.</text:p>
                  </text:list-item>
                  <text:list-item>
                    <text:p text:style-name="P4">3 voltage converters. Emphasize: these are converters – not regulators. E.i. efficiency is very high. It is proven: board is cold at currents up to 3A.</text:p>
                    <text:list>
                      <text:list-item>
                        <text:p text:style-name="P5">Constant for 3.3V for feeding internals and has output to provide with stabilized current externally connected devices (if any).</text:p>
                      </text:list-item>
                      <text:list-item>
                        <text:p text:style-name="P5">Fully controllable step down converter.</text:p>
                        <text:list>
                          <text:list-item>
                            <text:p text:style-name="P6">On/off.</text:p>
                          </text:list-item>
                          <text:list-item>
                            <text:p text:style-name="P6">Output voltage.</text:p>
                          </text:list-item>
                          <text:list-item>
                            <text:p text:style-name="P6">Input current.</text:p>
                          </text:list-item>
                        </text:list>
                      </text:list-item>
                      <text:list-item>
                        <text:p text:style-name="P5">Fully controllable step up converter.</text:p>
                        <text:list>
                          <text:list-item>
                            <text:p text:style-name="P6">On/off.</text:p>
                          </text:list-item>
                          <text:list-item>
                            <text:p text:style-name="P6">Output voltage.</text:p>
                          </text:list-item>
                          <text:list-item>
                            <text:p text:style-name="P6">Input current.</text:p>
                          </text:list-item>
                          <text:list-item>
                            <text:p text:style-name="P6">Minimum input voltage. Important for solar panels.</text:p>
                          </text:list-item>
                        </text:list>
                      </text:list-item>
                    </text:list>
                  </text:list-item>
                </text:list>
              </text:list-item>
            </text:list>
          </text:list-item>
        </text:list>
        <text:p text:style-name="P7"><text:tab/><text:tab/>1.5.3. Motor controller with protective diodes. 4 half bridges. Capable to drive 4 unidirectional DC, 2 bidirectional DC or stepper motor. 600mA continuous current, 1200mA short time current.</text:p>
        <text:p text:style-name="P7"><text:tab/><text:tab/>1.5.4. LED driver circuit for powering illuminating LED with current of about 100mA.</text:p>
        <text:p text:style-name="P7"><text:tab/><text:tab/>1.5.5. Analog thermometer with range from -40C to 125C.</text:p>
        <text:p text:style-name="P7"><text:tab/><text:tab/>1.5.6. Digital accelerometer.</text:p>
        <text:p text:style-name="P7"><text:tab/><text:tab/>1.5.7. Digital compass.</text:p>
        <text:p text:style-name="P7"><text:tab/><text:tab/>1.5.8. Digital thermometer.</text:p>
        <text:p text:style-name="P7"><text:tab/><text:tab/>1.5.9. Trigger button port. Board can change it's behavior in <text:s/>accordance with button clicks.</text:p>
        <text:p text:style-name="P7"><text:tab/><text:tab/>1.5.10. Power output port. At this port there are all voltages available.</text:p>
        <text:p text:style-name="P7">2. Extension boards. If base board functionality isn't enough. One or a few addon boards could be stacked on primary board.</text:p>
        <text:p text:style-name="P7"><text:tab/>2.1. Content of addon board.</text:p>
        <text:p text:style-name="P7"><text:tab/><text:tab/>2.1.1. 8 PWM servo compatible output ports. Show servo test in action.</text:p>
        <text:p text:style-name="P7"><text:tab/><text:tab/>2.1.2. 8 motor controller outputs. Suitable for 8 inidirectional DC motors, 4 bidirectional or 2 stepper motors control.</text:p>
        <text:p text:style-name="P7"><text:tab/><text:tab/>2.1.3. 8 digital inputs. Like user buttons or digital (on/off state) sensors control.</text:p>
        <text:p text:style-name="P7"><text:tab/><text:tab/>2.1.4. 8 analog ADC inputs with range from 0V to 3.3V.</text:p>
        <text:p text:style-name="P7"><text:tab/>2.2. Emphasize that functionality could be multiplied by adding as many addon boards as necessary.</text:p>
        <text:p text:style-name="P7"><text:tab/>2.3. Demonstrate stacking of a few addon boards on a primary one.</text:p>
        <text:p text:style-name="P7">3. Powering the board.</text:p>
        <text:p text:style-name="P7"><text:tab/>3.1. Powering though step down input. Voltage should be not smaller then 3.3V.</text:p>
        <text:p text:style-name="P7"><text:tab/>3.2. Powering through step up input. Board can increase input voltage first.</text:p>
        <text:p text:style-name="P7"><text:tab/>3.3. Powering through USB port. It is the same as through step up port. But here is hardware current limiting circuit. And a switch which actually conducts current from USB socket to board internals.</text:p>
        <text:p text:style-name="P7">4. Connecting with a computer.</text:p>
        <text:p text:style-name="P7"><text:tab/>4.1. Connection through USB socket. Show a connection and explain that it can get power from USB bus. But if high current applications is required a battery is required. Advantage is that the board can charge the battery taring power from USB and increasing voltage using step up configurable converter.</text:p>
        <text:p text:style-name="P7"><text:tab/>4.2. Connection through RPi extension socket. Explain that in this case communication goes through I2C bus. For the board it is I2C slave mode.</text:p>
        <text:p text:style-name="P7">5. Board programming.</text:p>
        <text:p text:style-name="P7"><text:tab/>5.1. Introduce scripting approach. Emphasize that the board can work alone without a computer. It event can turn computer on and off and can be a power supply for an RPi computer.</text:p>
        <text:p text:style-name="P7"><text:tab/>5.2. Show an example of blinky script.</text:p>
        <text:p text:style-name="P7"><text:tab/>5.3. Explain 128kB FLASH and 20kB RAM. But didn't ever occupy more then 2kB FLASH by the moment.</text:p>
        <text:p text:style-name="P7"><text:tab/>5.3. Script compilation.</text:p>
        <text:p text:style-name="P7"><text:tab/>5.4. Script upload to the board.</text:p>
        <text:p text:style-name="P7"><text:tab/>5.5. Script execution and 5 sec delay for an ability to reprogram the board in the case of a fail script.</text:p>
        <text:p text:style-name="P7"><text:tab/>5.6. Explain board communication. No difference between USB and I2C from the point of view to the interface.</text:p>
        <text:p text:style-name="P7"><text:tab/>5.7. If coupled with a computer script is in charge for commands interpreting on board side. And user program on the other side.</text:p>
        <text:p text:style-name="P7"><text:tab/>5.8. Python modules and C++ library with totally identical API for programming communication between the board and a computer.</text:p>
        <text:p text:style-name="P7">6. Example board to computer communication.</text:p>
        <text:p text:style-name="P7"><text:tab/>6.1. Show installation assembling of the board, addon board, two servos and a camera.</text:p>
        <text:p text:style-name="P7"><text:tab/>6.2. Demonstrate rotatable Web camera example video.</text:p>
        <text:p text:style-name="P7">7. Example RPi with the board.</text:p>
        <text:p text:style-name="P7"><text:tab/>7.1. Show stack assembling.</text:p>
        <text:p text:style-name="P7"><text:tab/>7.2. Explain the ability of the board to be Rpi power supply and turn it on by a schedule or by button click.</text:p>
        <text:p text:style-name="P7"><text:tab/>7.3. Assemble an installation with chassis and camera.</text:p>
        <text:p text:style-name="P7"><text:tab/>7.4. Demonstrate robot video.</text:p>
        <text:p text:style-name="P7"><text:tab/></text:p>
        <text:p text:style-name="P7">7. Example pure RPi power supply.</text:p>
        <text:p text:style-name="P7"><text:tab/>7.4. Assemble stack and explain where power comes from.</text:p>
        <text:p text:style-name="P7"><text:tab/>7.5. Attach user button and explain the feature with powering on.</text:p>
        <text:p text:style-name="P7"><text:tab/>7.6. Show in video how it works.</text:p>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0.4925in"/>
    </style:default-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Normal" style:display-name="Normal">
      <style:paragraph-properties style:writing-mode="lr"/>
      <style:text-properties style:font-name="Times New Roman" fo:font-size="12pt" fo:language="ru" fo:country="RU"/>
    </style:style>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Text-body" style:display-name="Text body" style:parent-style-name="Normal" style:next-style-name="Text-body">
      <style:paragraph-properties fo:margin-top="0in" fo:margin-bottom="0.0835in"/>
    </style:style>
  </office:styles>
  <office:automatic-styles>
    <style:page-layout style:name="Standard">
      <style:page-layout-properties fo:page-width="210.000000mm" fo:page-height="297.000000mm"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a a</meta:initial-creator>
    <meta:creation-date>2013-10-30T18:21:09.54</meta:creation-date>
    <dc:date>2013-10-30T23:26:39</dc:date>
  </office:meta>
</office:document-meta>
</file>